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664" officeooo:paragraph-rsid="00107664"/>
    </style:style>
    <style:style style:name="P2" style:family="paragraph" style:parent-style-name="Standard">
      <style:text-properties officeooo:paragraph-rsid="00107664"/>
    </style:style>
    <style:style style:name="P3" style:family="paragraph" style:parent-style-name="Standard">
      <style:text-properties fo:font-weight="bold" officeooo:rsid="0012387d" officeooo:paragraph-rsid="0012387d" style:font-weight-asian="bold" style:font-weight-complex="bold"/>
    </style:style>
    <style:style style:name="P4" style:family="paragraph" style:parent-style-name="Standard">
      <style:text-properties fo:font-weight="bold" officeooo:rsid="00107664" officeooo:paragraph-rsid="0012387d" style:font-weight-asian="bold" style:font-weight-complex="bold"/>
    </style:style>
    <style:style style:name="P5" style:family="paragraph" style:parent-style-name="Standard">
      <style:text-properties fo:font-weight="bold" officeooo:rsid="00131729" officeooo:paragraph-rsid="00131729" style:font-weight-asian="bold" style:font-weight-complex="bold"/>
    </style:style>
    <style:style style:name="P6" style:family="paragraph" style:parent-style-name="Standard">
      <style:text-properties fo:font-weight="normal" officeooo:rsid="00131729" officeooo:paragraph-rsid="00131729" style:font-weight-asian="normal" style:font-weight-complex="normal"/>
    </style:style>
    <style:style style:name="P7" style:family="paragraph" style:parent-style-name="Standard">
      <style:text-properties fo:font-weight="normal" officeooo:rsid="00147434" officeooo:paragraph-rsid="00147434" style:font-weight-asian="normal" style:font-weight-complex="normal"/>
    </style:style>
    <style:style style:name="P8" style:family="paragraph" style:parent-style-name="Standard">
      <style:text-properties officeooo:paragraph-rsid="00147434"/>
    </style:style>
    <style:style style:name="T1" style:family="text">
      <style:text-properties officeooo:rsid="00107664"/>
    </style:style>
    <style:style style:name="T2" style:family="text">
      <style:text-properties officeooo:rsid="0012387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7434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Relationship Extration:</text:p>
      <text:p text:style-name="P2"><text:bookmark text:name="b3b5"/>Relationship Extraction from Any Web Articles using spaCy and Jupyter Notebook in 6 Steps</text:p>
      <text:p text:style-name="P1"><text:a xlink:type="simple" xlink:href="https://hami-asmai.medium.com/relationship-extraction-from-any-web-articles-using-spacy-and-jupyter-notebook-in-6-steps-4444ee68763f" text:style-name="Internet_20_link" text:visited-style-name="Visited_20_Internet_20_Link">https://hami-asmai.medium.com/relationship-extraction-from-any-web-articles-using-spacy-and-jupyter-notebook-in-6-steps-4444ee68763f</text:a></text:p>
      <text:p text:style-name="P1"/>
      <text:p text:style-name="P1"><text:a xlink:type="simple" xlink:href="https://github.com/hamiasmaiX/web-relationextraction/blob/main/relationship-extraction-hami-latest.ipynb" text:style-name="Internet_20_link" text:visited-style-name="Visited_20_Internet_20_Link">https://github.com/hamiasmaiX/web-relationextraction/blob/main/relationship-extraction-hami-latest.ipynb</text:a></text:p>
      <text:p text:style-name="P1"/>
      <text:p text:style-name="P1"/>
      <text:p text:style-name="P4"><text:span text:style-name="T2">L</text:span>exical analysis:</text:p>
      <text:p text:style-name="P2"><text:bookmark text:name="09ff"/>Performing basic lexical analysis on webpage text with spaCy</text:p>
      <text:p text:style-name="P1"><text:a xlink:type="simple" xlink:href="https://medium.com/@elizabeth.s.fawcett/performing-basic-lexical-analysis-on-webpage-text-with-spacy-f9a4a0cb7df9" text:style-name="Internet_20_link" text:visited-style-name="Visited_20_Internet_20_Link">https://medium.com/@elizabeth.s.fawcett/performing-basic-lexical-analysis-on-webpage-text-with-spacy-f9a4a0cb7df9</text:a></text:p>
      <text:p text:style-name="P1"/>
      <text:p text:style-name="P1"/>
      <text:p text:style-name="P5">Named Entity Recognition:</text:p>
      <text:p text:style-name="Standard">NLP Application: Named Entity Recognition (NER) in Python with Spacy</text:p>
      <text:p text:style-name="P6"><text:a xlink:type="simple" xlink:href="https://www.analyticsvidhya.com/blog/2021/06/nlp-application-named-entity-recognition-ner-in-python-with-spacy/" text:style-name="Internet_20_link" text:visited-style-name="Visited_20_Internet_20_Link">https://www.analyticsvidhya.com/blog/2021/06/nlp-application-named-entity-recognition-ner-in-python-with-spacy/</text:a></text:p>
      <text:p text:style-name="P6"/>
      <text:p text:style-name="P8"><text:span text:style-name="T4">2. </text:span><text:bookmark text:name="5036"/>Named Entity Recognition NER using spaCy | NLP | Part 4</text:p>
      <text:p text:style-name="P7"><text:a xlink:type="simple" xlink:href="https://towardsdatascience.com/named-entity-recognition-ner-using-spacy-nlp-part-4-28da2ece57c6" text:style-name="Internet_20_link" text:visited-style-name="Visited_20_Internet_20_Link">https://towardsdatascience.com/named-entity-recognition-ner-using-spacy-nlp-part-4-28da2ece57c6</text:a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4:15:46.566903125</meta:creation-date>
    <dc:date>2022-06-01T16:44:19.667683150</dc:date>
    <meta:editing-duration>PT28M2S</meta:editing-duration>
    <meta:editing-cycles>1</meta:editing-cycles>
    <meta:document-statistic meta:table-count="0" meta:image-count="0" meta:object-count="0" meta:page-count="1" meta:paragraph-count="12" meta:word-count="57" meta:character-count="895" meta:non-whitespace-character-count="850"/>
    <meta:generator>LibreOffice/6.4.7.2$Linux_X86_64 LibreOffice_project/40$Build-2</meta:generator>
  </office:meta>
</office:document-meta>
</file>